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ec264" officeooo:paragraph-rsid="003ec264"/>
    </style:style>
    <style:style style:name="P37" style:family="paragraph" style:parent-style-name="Standard">
      <style:paragraph-properties fo:text-align="start" style:justify-single-word="false"/>
      <style:text-properties officeooo:rsid="0040543a" officeooo:paragraph-rsid="0040543a"/>
    </style:style>
    <style:style style:name="P38" style:family="paragraph" style:parent-style-name="Standard">
      <style:paragraph-properties fo:text-align="start" style:justify-single-word="false"/>
      <style:text-properties officeooo:rsid="0040e851" officeooo:paragraph-rsid="0040e851"/>
    </style:style>
    <style:style style:name="P39" style:family="paragraph" style:parent-style-name="Standard">
      <style:paragraph-properties fo:text-align="start" style:justify-single-word="false"/>
      <style:text-properties officeooo:rsid="0044f9d3" officeooo:paragraph-rsid="0044f9d3"/>
    </style:style>
    <style:style style:name="P40" style:family="paragraph" style:parent-style-name="Standard">
      <style:paragraph-properties fo:text-align="start" style:justify-single-word="false"/>
      <style:text-properties officeooo:rsid="0044ffc6" officeooo:paragraph-rsid="0044ffc6"/>
    </style:style>
    <style:style style:name="P41" style:family="paragraph" style:parent-style-name="Standard">
      <style:paragraph-properties fo:text-align="start" style:justify-single-word="false"/>
      <style:text-properties officeooo:rsid="0045cb58" officeooo:paragraph-rsid="0045cb58"/>
    </style:style>
    <style:style style:name="P42" style:family="paragraph" style:parent-style-name="Standard">
      <style:paragraph-properties fo:text-align="start" style:justify-single-word="false"/>
      <style:text-properties officeooo:rsid="00472003" officeooo:paragraph-rsid="00472003"/>
    </style:style>
    <style:style style:name="P43" style:family="paragraph" style:parent-style-name="Standard">
      <style:paragraph-properties fo:text-align="start" style:justify-single-word="false"/>
      <style:text-properties officeooo:rsid="004767d9" officeooo:paragraph-rsid="004767d9"/>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T6" style:family="text">
      <style:text-properties officeooo:rsid="004767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1"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6">Obtenemos followers y following. Añadimos boton de unfollow a los following y boton de remove a los followers.</text:p>
      <text:p text:style-name="P36"/>
      <text:p text:style-name="P37">Añadimos route.delete en el routes follows y vamos a hacer que los botones mostrados sean following -&gt; unfollow y follower -&gt; remove. Peticion delete con el id del otro usuario.</text:p>
      <text:p text:style-name="P37"/>
      <text:p text:style-name="P38">Debemos insertar notificaciones. Para ello cada vez que creamos un request o mensaje , cojemos el targetid y mostramos un tienes nuevas peticiones o mensajes.</text:p>
      <text:p text:style-name="P38"/>
      <text:p text:style-name="P38"/>
      <text:p text:style-name="P39">Conseguimos mostrar las peticiones y mostrar si usuario tiene nuevas peticiones.</text:p>
      <text:p text:style-name="P39"/>
      <text:p text:style-name="P39">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39"/>
      <text:p text:style-name="P37"/>
      <text:p text:style-name="P40">Queda insertar la notificacion cuando mensaje, comentario de imagen o request ha sido creada.</text:p>
      <text:p text:style-name="P41">Esto hacemos creando un metodo en el helper y lo llamamos desde los metodos deseados.</text:p>
      <text:p text:style-name="P41"/>
      <text:p text:style-name="P40"/>
      <text:p text:style-name="P42">Empezamos con la subida de imagenes.</text:p>
      <text:p text:style-name="P42">Para ello instalamos multer<text:span text:style-name="T6">.</text:span></text:p>
      <text:p text:style-name="P43">Hemos creado estructura de carpeta y demas para empezar con la subida de estas.</text:p>
      <text:p text:style-name="P40"><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5-29T18:56:35.353130269</dc:date>
    <meta:editing-duration>PT15H49M8S</meta:editing-duration>
    <meta:editing-cycles>22</meta:editing-cycles>
    <meta:document-statistic meta:table-count="0" meta:image-count="1" meta:object-count="0" meta:page-count="4" meta:paragraph-count="61" meta:word-count="1019" meta:character-count="6177" meta:non-whitespace-character-count="5217"/>
  </office:meta>
</office:document-meta>
</file>